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ato" svg:font-family="Lato, sans-serif"/>
    <style:font-face style:name="q serif" svg:font-family="'q serif', Georgia, Times, 'Times New Roman', 'Hiragino Kaku Gothic Pro', Meiryo, serif"/>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fo:font-weight="bold" style:font-weight-asian="bold"/>
    </style:style>
    <style:style style:name="P2" style:family="paragraph" style:parent-style-name="Standard">
      <loext:graphic-properties draw:fill="solid" draw:fill-color="#ffffff"/>
      <style:paragraph-properties fo:margin-left="1.27cm" fo:margin-right="0cm" fo:margin-top="0.106cm" fo:margin-bottom="0.494cm" loext:contextual-spacing="false" style:line-height-at-least="0.609cm" fo:text-align="justify" style:justify-single-word="false" fo:text-indent="0cm" style:auto-text-indent="false" fo:background-color="#ffffff"/>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5pt" fo:letter-spacing="normal" fo:font-style="normal" fo:font-weight="normal"/>
    </style:style>
    <style:style style:name="P4" style:family="paragraph" style:parent-style-name="List_20_Paragraph">
      <style:paragraph-properties fo:margin-left="1.905cm" fo:margin-right="0cm" fo:text-indent="0cm" style:auto-text-indent="false"/>
    </style:style>
    <style:style style:name="P5" style:family="paragraph" style:parent-style-name="List_20_Paragraph">
      <style:paragraph-properties fo:margin-left="1.905cm" fo:margin-right="0cm" fo:text-indent="0cm" style:auto-text-indent="false"/>
      <style:text-properties style:font-name="Georgia" fo:font-size="15.5pt" fo:font-weight="bold" style:font-size-asian="15.5pt" style:font-weight-asian="bold" style:font-size-complex="15.5pt" style:font-weight-complex="bold" loext:padding="0cm" loext:border="none"/>
    </style:style>
    <style:style style:name="P6" style:family="paragraph" style:parent-style-name="List_20_Paragraph">
      <style:paragraph-properties fo:margin-left="1.905cm" fo:margin-right="0cm" fo:text-indent="0cm" style:auto-text-indent="false"/>
      <style:text-properties fo:color="#00b050"/>
    </style:style>
    <style:style style:name="P7" style:family="paragraph" style:parent-style-name="List_20_Paragraph">
      <style:paragraph-properties fo:margin-left="2.54cm" fo:margin-right="0cm" fo:text-indent="0cm" style:auto-text-indent="false"/>
      <style:text-properties fo:color="#00b050"/>
    </style:style>
    <style:style style:name="P8" style:family="paragraph" style:parent-style-name="Standard" style:master-page-name="Standard">
      <style:paragraph-properties style:page-number="auto"/>
    </style:style>
    <style:style style:name="P9" style:family="paragraph" style:parent-style-name="Standard">
      <loext:graphic-properties draw:fill="solid" draw:fill-color="#ffffff"/>
      <style:paragraph-properties fo:margin-left="1.27cm" fo:margin-right="0cm" fo:margin-top="0.106cm" fo:margin-bottom="0.494cm" loext:contextual-spacing="false" style:line-height-at-least="0.609cm" fo:text-align="justify" style:justify-single-word="false" fo:text-indent="0cm" style:auto-text-indent="false" fo:background-color="#ffffff"/>
      <style:text-properties fo:color="#00b050" style:font-name="Verdana" fo:font-size="10pt" style:font-name-asian="Times New Roman1" style:font-size-asian="10pt" style:font-name-complex="Times New Roman1" style:font-size-complex="10pt"/>
    </style:style>
    <style:style style:name="P10" style:family="paragraph" style:parent-style-name="Standard">
      <style:text-properties fo:color="#ff0000" fo:font-weight="bold" style:font-weight-asian="bold"/>
    </style:style>
    <style:style style:name="P11" style:family="paragraph" style:parent-style-name="Text_20_body">
      <style:text-properties officeooo:paragraph-rsid="0020f094"/>
    </style:style>
    <style:style style:name="P12" style:family="paragraph" style:parent-style-name="List_20_Paragraph" style:list-style-name="WWNum1"/>
    <style:style style:name="P13" style:family="paragraph" style:parent-style-name="List_20_Paragraph" style:list-style-name="WWNum3"/>
    <style:style style:name="P14" style:family="paragraph" style:parent-style-name="List_20_Paragraph" style:list-style-name="WWNum3">
      <style:text-properties fo:color="#00b050"/>
    </style:style>
    <style:style style:name="P15" style:family="paragraph" style:parent-style-name="List_20_Paragraph" style:list-style-name="WWNum3">
      <style:text-properties fo:color="#00b050" style:font-name="Verdana" fo:font-size="10pt" fo:background-color="#ffffff" style:font-size-asian="10pt" style:font-size-complex="10pt"/>
    </style:style>
    <style:style style:name="P16" style:family="paragraph" style:parent-style-name="List_20_Paragraph" style:list-style-name="WWNum2"/>
    <style:style style:name="P17" style:family="paragraph" style:parent-style-name="List_20_Paragraph" style:list-style-name="WWNum4"/>
    <style:style style:name="P18" style:family="paragraph" style:parent-style-name="List_20_Paragraph" style:list-style-name="WWNum5"/>
    <style:style style:name="P19" style:family="paragraph" style:parent-style-name="List_20_Paragraph" style:list-style-name="WWNum5">
      <style:text-properties fo:color="#000000"/>
    </style:style>
    <style:style style:name="P20" style:family="paragraph" style:parent-style-name="List_20_Paragraph" style:list-style-name="WWNum3">
      <style:paragraph-properties fo:margin-left="2.54cm" fo:margin-right="0cm" fo:text-indent="-1.27cm" style:auto-text-indent="false"/>
    </style:style>
    <style:style style:name="P21" style:family="paragraph" style:parent-style-name="List_20_Paragraph" style:list-style-name="WWNum3">
      <style:paragraph-properties fo:margin-left="2.54cm" fo:margin-right="0cm" fo:text-indent="-1.27cm" style:auto-text-indent="false"/>
      <style:text-properties fo:color="#00b050" style:font-name="Arial" fo:font-size="11.5pt" fo:background-color="#ffffff" style:font-size-asian="11.5pt" style:font-name-complex="Arial1" style:font-size-complex="11.5pt"/>
    </style:style>
    <style:style style:name="P22" style:family="paragraph" style:parent-style-name="Normal_20__28_Web_29_" style:list-style-name="WWNum3">
      <loext:graphic-properties draw:fill="solid" draw:fill-color="#fff8dc"/>
      <style:paragraph-properties fo:margin-top="0cm" fo:margin-bottom="0.423cm" loext:contextual-spacing="false" fo:background-color="#fff8dc" style:vertical-align="baseline"/>
      <style:text-properties fo:color="#00b050" style:font-name="inherit" fo:font-size="11.5pt" style:font-size-asian="11.5pt" style:font-name-complex="Arial1" style:font-size-complex="11.5pt"/>
    </style:style>
    <style:style style:name="P23" style:family="paragraph" style:parent-style-name="Normal_20__28_Web_29_" style:list-style-name="WWNum3">
      <loext:graphic-properties draw:fill="solid" draw:fill-color="#fff8dc"/>
      <style:paragraph-properties fo:margin-top="0cm" fo:margin-bottom="0cm" loext:contextual-spacing="false" fo:background-color="#fff8dc" style:vertical-align="baseline"/>
    </style:style>
    <style:style style:name="P24" style:family="paragraph" style:parent-style-name="Normal_20__28_Web_29_" style:list-style-name="WWNum3">
      <loext:graphic-properties draw:fill="solid" draw:fill-color="#ffffff"/>
      <style:paragraph-properties fo:margin-top="0cm" fo:margin-bottom="0cm" loext:contextual-spacing="false" fo:background-color="#ffffff" style:vertical-align="baseline"/>
    </style:style>
    <style:style style:name="P25" style:family="paragraph" style:parent-style-name="Normal_20__28_Web_29_" style:list-style-name="WWNum3">
      <loext:graphic-properties draw:fill="solid" draw:fill-color="#fff8dc"/>
      <style:paragraph-properties fo:margin-top="0cm" fo:margin-bottom="0cm" loext:contextual-spacing="false" fo:background-color="#fff8dc" style:vertical-align="baseline"/>
      <style:text-properties fo:color="#00b050" style:font-name="inherit" fo:font-size="11.5pt" style:font-size-asian="11.5pt" style:font-name-complex="Arial1" style:font-size-complex="11.5pt"/>
    </style:style>
    <style:style style:name="T1" style:family="text">
      <style:text-properties fo:color="#00b050"/>
    </style:style>
    <style:style style:name="T2" style:family="text">
      <style:text-properties fo:color="#00b050" style:font-name="Arial" fo:font-size="11.5pt" fo:background-color="#ffffff" loext:char-shading-value="0" style:font-size-asian="11.5pt" style:font-name-complex="Arial1" style:font-size-complex="11.5pt"/>
    </style:style>
    <style:style style:name="T3" style:family="text">
      <style:text-properties fo:color="#00b050" style:font-name="Arial" fo:font-size="11.5pt" fo:background-color="#fff8dc" loext:char-shading-value="0" style:font-size-asian="11.5pt" style:font-name-complex="Arial1" style:font-size-complex="11.5pt"/>
    </style:style>
    <style:style style:name="T4" style:family="text">
      <style:text-properties fo:color="#00b050" style:font-name="Consolas" fo:background-color="#eff0f1" loext:char-shading-value="0" loext:padding="0cm" loext:border="none"/>
    </style:style>
    <style:style style:name="T5" style:family="text">
      <style:text-properties fo:color="#00b050" style:font-name="inherit" fo:font-size="11.5pt" style:font-size-asian="11.5pt" style:font-name-complex="Arial1" style:font-size-complex="11.5pt"/>
    </style:style>
    <style:style style:name="T6" style:family="text">
      <style:text-properties fo:color="#00b050" style:font-name="inherit" fo:font-size="11.5pt" style:font-size-asian="11.5pt" style:font-name-complex="Arial1" style:font-size-complex="11.5pt" loext:padding="0cm" loext:border="none"/>
    </style:style>
    <style:style style:name="T7" style:family="text">
      <style:text-properties fo:color="#00b050" style:font-name="Verdana" fo:font-size="10pt" style:font-name-asian="Times New Roman1" style:font-size-asian="10pt" style:font-name-complex="Times New Roman1" style:font-size-complex="10pt"/>
    </style:style>
    <style:style style:name="T8" style:family="text">
      <style:text-properties fo:color="#00b050" style:font-name="Georgia" fo:font-size="15.5pt" fo:font-weight="bold" style:font-size-asian="15.5pt" style:font-weight-asian="bold" style:font-size-complex="15.5pt" style:font-weight-complex="bold" loext:padding="0cm" loext:border="none"/>
    </style:style>
    <style:style style:name="T9" style:family="text">
      <style:text-properties fo:color="#00b050" style:font-name="Georgia" loext:padding="0cm" loext:border="none"/>
    </style:style>
    <style:style style:name="T10" style:family="text">
      <style:text-properties fo:color="#00b050" style:font-name="Georgia" fo:font-style="normal" style:font-style-asian="normal" style:font-weight-complex="bold" loext:padding="0cm" loext:border="none"/>
    </style:style>
    <style:style style:name="T11" style:family="text">
      <style:text-properties fo:color="#00b050" fo:font-style="normal" style:font-style-asian="normal" style:font-style-complex="normal"/>
    </style:style>
    <style:style style:name="T12" style:family="text">
      <style:text-properties style:font-name="Georgia" fo:font-weight="bold" style:font-weight-asian="bold" style:font-weight-complex="bold" loext:padding="0cm" loext:border="none"/>
    </style:style>
    <style:style style:name="T13" style:family="text">
      <style:text-properties style:font-name="Georgia" fo:font-style="normal" style:font-style-asian="normal" style:font-weight-complex="bold" loext:padding="0cm" loext:border="none"/>
    </style:style>
    <style:style style:name="T14" style:family="text">
      <style:text-properties fo:color="#242729" style:font-name="Arial" fo:font-size="11.5pt" fo:background-color="#ffffff" loext:char-shading-value="0" style:font-size-asian="11.5pt" style:font-name-complex="Arial1" style:font-size-complex="11.5pt"/>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officeooo:rsid="001fe758"/>
    </style:style>
    <style:style style:name="T18" style:family="text">
      <style:text-properties officeooo:rsid="0020f0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etu Questios</text:p>
      <text:list xml:id="list8217758237031299417" text:style-name="WWNum1">
        <text:list-item>
          <text:p text:style-name="P12">Activitylifecycle</text:p>
        </text:list-item>
        <text:list-item>
          <text:p text:style-name="P12">Diff between query and raw query</text:p>
        </text:list-item>
      </text:list>
      <text:list xml:id="list1366927001644659733" text:style-name="WWNum3">
        <text:list-item>
          <text:p text:style-name="P13"><text:span text:style-name="T2">If you want to e.g. </text:span><text:span text:style-name="HTML_20_Code"><text:span text:style-name="T4">CREATE TABLE</text:span></text:span><text:span text:style-name="T2"> that does not return values you can use </text:span><text:span text:style-name="HTML_20_Code"><text:span text:style-name="T4">execSQL()(query)</text:span></text:span><text:span text:style-name="T2">, if you want a </text:span><text:span text:style-name="HTML_20_Code"><text:span text:style-name="T4">Cursor</text:span></text:span><text:span text:style-name="T2"> as result use </text:span><text:span text:style-name="HTML_20_Code"><text:span text:style-name="T4">rawQuery()</text:span></text:span><text:span text:style-name="T2"> (=</text:span><text:span text:style-name="HTML_20_Code"><text:span text:style-name="T4">SELECT</text:span></text:span><text:span text:style-name="T2"> statements).</text:span></text:p>
        </text:list-item>
      </text:list>
      <text:list xml:id="list174943276406740" text:continue-list="list8217758237031299417" text:style-name="WWNum1">
        <text:list-item>
          <text:p text:style-name="P12">Dynamic binding( poloygmorphsm)</text:p>
        </text:list-item>
        <text:list-item>
          <text:p text:style-name="P12">Service</text:p>
        </text:list-item>
        <text:list-item>
          <text:p text:style-name="P12">Diff between bounded and unbounded service</text:p>
        </text:list-item>
      </text:list>
      <text:list xml:id="list174943280793578" text:continue-list="list1366927001644659733" text:style-name="WWNum3">
        <text:list-item>
          <text:p text:style-name="P22">A service is bound when an application component binds to it by calling bindService(). A bound service offers a client-server interface that allows components to interact with the service, send requests, get results, and even do so across processes with interprocess communication (IPC).</text:p>
        </text:list-item>
        <text:list-item>
          <text:p text:style-name="P23"><text:span text:style-name="T5">When the last client unbinds from the service, the system destroys the service </text:span><text:span text:style-name="Strong"><text:span text:style-name="T6">EXCEPT</text:span></text:span><text:span text:style-name="T5"> If the service was started by </text:span><text:a xlink:type="simple" xlink:href="http://developer.android.com/reference/android/content/Context.html#startService(android.content.Intent)" text:style-name="Internet_20_link" text:visited-style-name="Visited_20_Internet_20_Link"><text:span text:style-name="T6">startService</text:span></text:a></text:p>
        </text:list-item>
        <text:list-item>
          <text:p text:style-name="P24"><text:span text:style-name="Strong"><text:span text:style-name="T6">Unbound Service or Started</text:span></text:span></text:p>
        </text:list-item>
        <text:list-item>
          <text:p text:style-name="P25">A service is started when an application component, such as an activity, starts it by calling startService(). Once started, a service can run in the background indefinitely, even if the component that started it is destroyed.</text:p>
        </text:list-item>
        <text:list-item>
          <text:p text:style-name="P14">Bounded – A service is bound when an application component binds</text:p>
        </text:list-item>
      </text:list>
      <text:list xml:id="list174943090584468" text:continue-list="list174943276406740" text:style-name="WWNum1">
        <text:list-item>
          <text:p text:style-name="P12">Set, map, hashmap, </text:p>
        </text:list-item>
        <text:list-item>
          <text:p text:style-name="P12">Asyn task</text:p>
        </text:list-item>
        <text:list-item>
          <text:p text:style-name="P12">In how many ways the broad cast receiver can be registered. </text:p>
        </text:list-item>
        <text:list-item>
          <text:p text:style-name="P12">One o = new <text:s text:c="2"/>Two() ?? 197</text:p>
        </text:list-item>
      </text:list>
      <text:p text:style-name="Standard">TechAHead Questions</text:p>
      <text:list xml:id="list465580910641102151" text:style-name="WWNum2">
        <text:list-item>
          <text:p text:style-name="P16">Is it possible to have nested Interface</text:p>
        </text:list-item>
      </text:list>
      <text:list xml:id="list174944064011553" text:continue-list="list174943280793578" text:style-name="WWNum3">
        <text:list-item>
          <text:p text:style-name="P15">An interface i.e. declared within another interface or class is known as nested interface. The nested interfaces are used to group related interfaces so that they can be easy to maintain. The nested interface must be referred by the outer interface or class. It can't be accessed directly</text:p>
        </text:list-item>
      </text:list>
      <text:p text:style-name="P2"><text:span text:style-name="T1">- <text:s/></text:span><text:span text:style-name="T7">Nested interface must be public if it is declared inside the interface but it can have any access modifier if declared within the class.</text:span></text:p>
      <text:p text:style-name="P9">Nested interfaces are declared static implicitely.</text:p>
      <text:list xml:id="list174943988036940" text:continue-list="list465580910641102151" text:style-name="WWNum2">
        <text:list-item>
          <text:p text:style-name="P16">Can we extend one interface with other</text:p>
        </text:list-item>
      </text:list>
      <text:list xml:id="list174943811735268" text:continue-list="list174944064011553" text:style-name="WWNum3">
        <text:list-item>
          <text:p text:style-name="P14">Yes</text:p>
        </text:list-item>
      </text:list>
      <text:list xml:id="list174945060719654" text:continue-list="list174943988036940" text:style-name="WWNum2">
        <text:list-item>
          <text:p text:style-name="P16">What is the location of shared preference stored data</text:p>
        </text:list-item>
      </text:list>
      <text:list xml:id="list174944578759801" text:continue-list="list174943811735268" text:style-name="WWNum3">
        <text:list-item>
          <text:p text:style-name="P13"/>
        </text:list-item>
      </text:list>
      <text:list xml:id="list174944811025511" text:continue-list="list174945060719654" text:style-name="WWNum2">
        <text:list-item>
          <text:p text:style-name="P16">How we can transfer data from one activity to other fragment, without passing it through constructer or static variable</text:p>
        </text:list-item>
        <text:list-item>
          <text:p text:style-name="P16">Which parser is used in XML parsing</text:p>
        </text:list-item>
        <text:list-item>
          <text:p text:style-name="P16">Types of storage in Android</text:p>
        </text:list-item>
        <text:list-item>
          <text:p text:style-name="P16">Can we make object to final class, if not then y</text:p>
        </text:list-item>
        <text:list-item>
          <text:p text:style-name="P16"><text:soft-page-break/>Can we extend the final class</text:p>
        </text:list-item>
        <text:list-item>
          <text:p text:style-name="P16">Android architecture</text:p>
        </text:list-item>
        <text:list-item>
          <text:p text:style-name="P16">Which programming structure u use (MVP model view Presenter)</text:p>
        </text:list-item>
        <text:list-item>
          <text:p text:style-name="P16">What is the difference between MVC and MVP</text:p>
        </text:list-item>
      </text:list>
      <text:list xml:id="list174944893040064" text:continue-list="list174944578759801" text:style-name="WWNum3">
        <text:list-item>
          <text:p text:style-name="P14">In MVC the view is having some intelligence and can directly interact with model without C, but in MVP view is completely passive all interaction with model <text:s/>must pass with presenter. </text:p>
        </text:list-item>
        <text:list-item>
          <text:p text:style-name="P14">MVP is the advanced form of MVC. </text:p>
        </text:list-item>
      </text:list>
      <text:list xml:id="list174944610871753" text:continue-list="list174944811025511" text:style-name="WWNum2">
        <text:list-item>
          <text:p text:style-name="P16">What is the relation between V and P in MVP</text:p>
        </text:list-item>
      </text:list>
      <text:list xml:id="list174944997139952" text:continue-list="list174944893040064" text:style-name="WWNum3">
        <text:list-item>
          <text:p text:style-name="P13"/>
        </text:list-item>
      </text:list>
      <text:list xml:id="list174944970768066" text:continue-list="list174944610871753" text:style-name="WWNum2">
        <text:list-item>
          <text:p text:style-name="P16">Difference between HashMap and Hashable</text:p>
        </text:list-item>
        <text:list-item>
          <text:p text:style-name="P16">Difference between set and linked list</text:p>
        </text:list-item>
        <text:list-item>
          <text:p text:style-name="P16">Difference between linked list and weak list</text:p>
        </text:list-item>
        <text:list-item>
          <text:p text:style-name="P16">How can we can the network api on the main thread</text:p>
        </text:list-item>
        <text:list-item>
          <text:p text:style-name="P16">How a local broadcast receiver works</text:p>
        </text:list-item>
        <text:list-item>
          <text:p text:style-name="P16">Which network library is used</text:p>
        </text:list-item>
        <text:list-item>
          <text:p text:style-name="P16">Which type of request is called in network</text:p>
        </text:list-item>
        <text:list-item>
          <text:p text:style-name="P16">Which request methods is used to parse data </text:p>
        </text:list-item>
        <text:list-item>
          <text:p text:style-name="P16">How to parse fro String request further, method</text:p>
        </text:list-item>
        <text:list-item>
          <text:p text:style-name="P16">How to assign value to string through literal and pass by value</text:p>
        </text:list-item>
        <text:list-item>
          <text:p text:style-name="P16">Activity lifecycle methods while transaction</text:p>
        </text:list-item>
        <text:list-item>
          <text:p text:style-name="P16">What is fragment</text:p>
        </text:list-item>
        <text:list-item>
          <text:p text:style-name="P16">What will happen to the running service when the screen orientation is changed</text:p>
        </text:list-item>
        <text:list-item>
          <text:p text:style-name="P16">Difference between listview and recyclerview</text:p>
        </text:list-item>
      </text:list>
      <text:list xml:id="list174943270085039" text:continue-list="list174944997139952" text:style-name="WWNum3">
        <text:list-item>
          <text:p text:style-name="P13"/>
        </text:list-item>
      </text:list>
      <text:list xml:id="list174944730481922" text:continue-list="list174944970768066" text:style-name="WWNum2">
        <text:list-item>
          <text:p text:style-name="P16">Difference between listview and scrollview</text:p>
        </text:list-item>
      </text:list>
      <text:list xml:id="list174944859343192" text:continue-list="list174943270085039" text:style-name="WWNum3">
        <text:list-item>
          <text:p text:style-name="P14">Scroll view <text:s/>- It is used to put different or same child views or layout and all can be scrolled. It is for both heterogeneous and homogeneous collection</text:p>
        </text:list-item>
        <text:list-item>
          <text:p text:style-name="P14">ListView – Is it used to put same child view as multiple items. It is for homogeneous. </text:p>
        </text:list-item>
      </text:list>
      <text:list xml:id="list174944225054634" text:continue-list="list174944730481922" text:style-name="WWNum2">
        <text:list-item>
          <text:p text:style-name="P16">What are new features of Oreo</text:p>
        </text:list-item>
      </text:list>
      <text:list xml:id="list174943402783704" text:continue-list="list174944859343192" text:style-name="WWNum3">
        <text:list-item>
          <text:p text:style-name="P14">Picture in Picture – multi tasking like video calling and using map both at same time</text:p>
        </text:list-item>
        <text:list-item>
          <text:p text:style-name="P14">WiFi Improvements – The device will automatically switch the wifi and mobile data according to the battery available.</text:p>
        </text:list-item>
        <text:list-item>
          <text:p text:style-name="P13"><text:span text:style-name="T1">Better memory management – Can delete download and uninstall apps to free memory</text:span>. <text:s/></text:p>
        </text:list-item>
      </text:list>
      <text:p text:style-name="P4"/>
      <text:list xml:id="list174943793550754" text:continue-list="list174944225054634" text:style-name="WWNum2">
        <text:list-item>
          <text:p text:style-name="P16">How to make the network calls on main thread</text:p>
        </text:list-item>
        <text:list-item>
          <text:p text:style-name="P16">Can we call onPostExecution without calling doInBackgroundmethod</text:p>
        </text:list-item>
        <text:list-item>
          <text:p text:style-name="P16">Difference between DBM and internal storage</text:p>
        </text:list-item>
        <text:list-item>
          <text:p text:style-name="P16">Difference between abstract class and interface</text:p>
        </text:list-item>
        <text:list-item>
          <text:p text:style-name="P16">In Volley and Ion which one is faster(or any which u say)</text:p>
        </text:list-item>
        <text:list-item>
          <text:p text:style-name="P16">What will happen if we use network calls on main thread</text:p>
        </text:list-item>
        <text:list-item>
          <text:p text:style-name="P16"/>
        </text:list-item>
        <text:list-item>
          <text:p text:style-name="P16">What are bounded and unbounded service and difference</text:p>
        </text:list-item>
        <text:list-item>
          <text:p text:style-name="P16">What is the difference between Intent and Intent Service</text:p>
        </text:list-item>
      </text:list>
      <text:list xml:id="list174944443401830" text:continue-list="list174943402783704" text:style-name="WWNum3">
        <text:list-item>
          <text:p text:style-name="P13"><text:span text:style-name="Emphasis"><text:span text:style-name="T8">Service </text:span></text:span><text:span text:style-name="Emphasis"><text:span text:style-name="T9">is a base class of service implementation. Service class is run in the application’s main thread which may reduce the application </text:span></text:span><text:soft-page-break/><text:span text:style-name="Emphasis"><text:span text:style-name="T9">performance. Thus, </text:span></text:span><text:span text:style-name="Emphasis"><text:span text:style-name="T8">IntentService</text:span></text:span><text:span text:style-name="Emphasis"><text:span text:style-name="T9">, which is a direct subclass of Service is borned to make things easier. The IntentService is used to perform a certain task in the background. Once done, the instance of IntentService terminate itself automatically. Examples for its usage would be to download a certain resources from the Internet.</text:span></text:span></text:p>
        </text:list-item>
      </text:list>
      <text:p text:style-name="P5"><text:span text:style-name="Emphasis"/></text:p>
      <text:p text:style-name="P5"><text:span text:style-name="Emphasis"/></text:p>
      <text:p text:style-name="P4"><text:span text:style-name="Emphasis"><text:span text:style-name="T12">Questions</text:span></text:span></text:p>
      <text:list xml:id="list4783568083427836363" text:style-name="WWNum4">
        <text:list-item>
          <text:list>
            <text:list-item>
              <text:p text:style-name="P17"><text:span text:style-name="Emphasis"><text:span text:style-name="T13">Difference between final and static</text:span></text:span></text:p>
            </text:list-item>
          </text:list>
        </text:list-item>
      </text:list>
      <text:list xml:id="list174944932169204" text:continue-list="list174944443401830" text:style-name="WWNum3">
        <text:list-item>
          <text:p text:style-name="P13"><text:span text:style-name="Emphasis"><text:span text:style-name="T10">Final – Once assigned the value of the final variable can be changed </text:span></text:span></text:p>
        </text:list-item>
        <text:list-item>
          <text:p text:style-name="P13"><text:span text:style-name="Emphasis"><text:span text:style-name="T10">Static – It’s belongs to the class, all method use the same variable. </text:span></text:span></text:p>
        </text:list-item>
      </text:list>
      <text:list xml:id="list174943776358231" text:continue-list="list4783568083427836363" text:style-name="WWNum4">
        <text:list-item>
          <text:list>
            <text:list-item>
              <text:p text:style-name="P17"><text:span text:style-name="Emphasis"><text:span text:style-name="T13">How to make UI operation in doInBackground method</text:span></text:span></text:p>
            </text:list-item>
          </text:list>
        </text:list-item>
      </text:list>
      <text:list xml:id="list174944409463766" text:continue-list="list174944932169204" text:style-name="WWNum3">
        <text:list-item>
          <text:p text:style-name="P13"><text:span text:style-name="Emphasis"><text:span text:style-name="T11">We can use <text:s/>runOnUIThread method inside doInBackground to perform UI interaction. </text:span></text:span></text:p>
        </text:list-item>
      </text:list>
      <text:list xml:id="list174944750619849" text:continue-list="list174943776358231" text:style-name="WWNum4">
        <text:list-item>
          <text:list>
            <text:list-item>
              <text:p text:style-name="P17">How to change the timeout in volley</text:p>
            </text:list-item>
          </text:list>
        </text:list-item>
      </text:list>
      <text:list xml:id="list174944618997134" text:continue-list="list174944409463766" text:style-name="WWNum3">
        <text:list-item>
          <text:p text:style-name="P14">While setting the setRetryPolicy we can change the time out duration. </text:p>
        </text:list-item>
      </text:list>
      <text:p text:style-name="P6"/>
      <text:list xml:id="list174944207190228" text:continue-list="list174944750619849" text:style-name="WWNum4">
        <text:list-item>
          <text:list>
            <text:list-item>
              <text:p text:style-name="P17">Objects serialization</text:p>
            </text:list-item>
          </text:list>
        </text:list-item>
      </text:list>
      <text:list xml:id="list174943180055483" text:continue-list="list174944618997134" text:style-name="WWNum3">
        <text:list-item>
          <text:p text:style-name="P14">Serialization is the conversion of an object to the <text:s/>series of bytes, so that the object can be saved to the persistent storage or steam across the communication link. The byte stream then can be deserialized (Converting it in to the replica of the original object)</text:p>
        </text:list-item>
      </text:list>
      <text:list xml:id="list174942992154708" text:continue-list="list174944207190228" text:style-name="WWNum4">
        <text:list-item>
          <text:list>
            <text:list-item>
              <text:p text:style-name="P17"><text:span text:style-name="T14">Serializable </text:span>and parcelable</text:p>
            </text:list-item>
          </text:list>
        </text:list-item>
      </text:list>
      <text:list xml:id="list174944335292070" text:continue-list="list174943180055483" text:style-name="WWNum3">
        <text:list-item>
          <text:p text:style-name="P20"><text:span text:style-name="T1">In android we cant pass the object to the activity. The object must implement either </text:span><text:span text:style-name="T2">Serializable </text:span><text:span text:style-name="T1">or parselable interface to do this. </text:span></text:p>
        </text:list-item>
        <text:list-item>
          <text:p text:style-name="P21">Serializable - Serializable  is a standard java interface. The problem with this approach is that it use reflection and it is a slow process. This method create a lot of temporary objects. </text:p>
        </text:list-item>
        <text:list-item>
          <text:p text:style-name="P21">Parcleable - <text:s/>Parcelable process is much faster than serializable. One of the reasons for this is that we are being explicit about the serialization process instead of using reflection to infer it. It also stands to reason that the code has been heavily optimized for this purpose.</text:p>
        </text:list-item>
      </text:list>
      <text:list xml:id="list174944687250012" text:continue-list="list174942992154708" text:style-name="WWNum4">
        <text:list-item>
          <text:list>
            <text:list-item>
              <text:p text:style-name="P17">What is dp and sp, how we can use them in swap</text:p>
            </text:list-item>
            <text:list-item>
              <text:p text:style-name="P17">Permissions and use permission in manifest whats the difference</text:p>
            </text:list-item>
          </text:list>
        </text:list-item>
      </text:list>
      <text:list xml:id="list174945100222235" text:continue-list="list174944335292070" text:style-name="WWNum3">
        <text:list-item>
          <text:p text:style-name="P13"><text:span text:style-name="T1">Permission - </text:span><text:span text:style-name="T3">Declares a security permission that can be used to limit access to specific components or features of this or other applications.</text:span></text:p>
        </text:list-item>
        <text:list-item>
          <text:p text:style-name="P13"><text:span text:style-name="T1">Use permission- </text:span><text:span text:style-name="T3">Requests a permission that the application must be granted in order for it to operate correctly.</text:span></text:p>
        </text:list-item>
      </text:list>
      <text:list xml:id="list174944049869011" text:continue-list="list174944687250012" text:style-name="WWNum4">
        <text:list-item>
          <text:list>
            <text:list-item>
              <text:p text:style-name="P17">Constructor chaining</text:p>
            </text:list-item>
            <text:list-item>
              <text:p text:style-name="P17">Broadcast receiver life cycle </text:p>
            </text:list-item>
            <text:list-item>
              <text:p text:style-name="P17">Time of ANR and how to change it.</text:p>
            </text:list-item>
          </text:list>
        </text:list-item>
      </text:list>
      <text:list xml:id="list174944533162977" text:continue-list="list174945100222235" text:style-name="WWNum3">
        <text:list-item>
          <text:p text:style-name="P14">5 sec is ANR time. </text:p>
        </text:list-item>
      </text:list>
      <text:list xml:id="list174943288223680" text:continue-list="list174944049869011" text:style-name="WWNum4">
        <text:list-item>
          <text:list>
            <text:list-item>
              <text:p text:style-name="P17">What is gradle</text:p>
            </text:list-item>
            <text:list-item>
              <text:p text:style-name="P17"><text:s/>Finalize method in garbage collector</text:p>
            </text:list-item>
            <text:list-item>
              <text:p text:style-name="P17"><text:soft-page-break/>Intent Filter</text:p>
            </text:list-item>
          </text:list>
        </text:list-item>
      </text:list>
      <text:p text:style-name="P7"/>
      <text:p text:style-name="P10">Unikove</text:p>
      <text:list xml:id="list7135456260187473306" text:style-name="WWNum5">
        <text:list-item>
          <text:p text:style-name="P18"><text:span text:style-name="T16">What on start</text:span><text:span text:style-name="T15"> returns in service </text:span></text:p>
        </text:list-item>
        <text:list-item>
          <text:p text:style-name="P19">Type of notification </text:p>
        </text:list-item>
      </text:list>
      <text:p text:style-name="P1"/>
      <text:p text:style-name="P3">5. what is bundle?</text:p>
      <text:p text:style-name="P3">ans : bundle is a container which stores data in key,val pairs</text:p>
      <text:p text:style-name="P3">we will use Bundle in onsaveinstancestat &amp;</text:p>
      <text:p text:style-name="P3">onrestoreinstancestate, when user rotates the phone.</text:p>
      <text:p text:style-name="Text_20_body"/>
      <text:p text:style-name="Text_20_body"/>
      <text:p text:style-name="P11"><text:a xlink:type="simple" xlink:href="https://www.linkedin.com/pulse/understanding-difference-between-mvc-mvp-mvvm-design-rishabh-software" text:style-name="Internet_20_link" text:visited-style-name="Visited_20_Internet_20_Link"><text:span text:style-name="T17">https://www.linkedin.com/pulse/understanding-difference-between-mvc-mvp-mvvm-design-rishabh-software</text:span></text:a></text:p>
      <text:p text:style-name="P11"/>
      <text:p text:style-name="P11"/>
      <text:p text:style-name="P11"><text:span text:style-name="T18">Intent : 1. Intent is message passing component for android. </text:span></text:p>
      <text:p text:style-name="P11"><text:span text:style-name="T18">2. It's uses to activate(start) component(activity,service,broadcast receiver).</text:span></text:p>
      <text:p text:style-name="P11"><text:span text:style-name="T18">3. It's not uses in content provider component.</text:span></text:p>
      <text:p text:style-name="P11"/>
      <text:p text:style-name="P11"><text:span text:style-name="T18">Pending Intent : 1. Pending Intent is using for broadcast receiver for a fixed time.Fixed time means that system knows that when the receiver would fire.</text:span></text:p>
      <text:p text:style-name="P11"><text:span text:style-name="T18"><text:s/>Sticky Intent : 1. Sticky Intent is using for broadcast receiver for unknown time, means it may occur anytime when the situation occur. For example battery low problem may occur any time ,so this type of situation can be handle with the help of sticky intent.</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ato" svg:font-family="Lato, sans-serif"/>
    <style:font-face style:name="q serif" svg:font-family="'q serif', Georgia, Times, 'Times New Roman', 'Hiragino Kaku Gothic Pro', Meiryo, serif"/>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inherit" fo:font-family="inherit" style:font-family-generic="roman" style:font-pitch="variable" fo:font-size="11.5pt" style:font-name-asian="DejaVu Sans" style:font-family-asian="'DejaVu Sans'"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color="#00000a" fo:font-size="15.5pt" style:font-size-asian="15.5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7"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4" text:style-name="ListLabel_20_8"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7" text:style-name="ListLabel_20_11"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nt Kumar Singh</meta:initial-creator>
    <meta:editing-cycles>33</meta:editing-cycles>
    <meta:creation-date>2018-02-06T16:48:00</meta:creation-date>
    <dc:date>2018-03-16T16:42:29.219086828</dc:date>
    <meta:editing-duration>PT21H2M19S</meta:editing-duration>
    <meta:generator>LibreOffice/5.1.6.2$Linux_X86_64 LibreOffice_project/10m0$Build-2</meta:generator>
    <meta:document-statistic meta:table-count="0" meta:image-count="0" meta:object-count="0" meta:page-count="4" meta:paragraph-count="107" meta:word-count="1283" meta:character-count="7496" meta:non-whitespace-character-count="63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